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125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izing_test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Input:</text:p>
          </table:table-cell>
          <table:table-cell office:value-type="string" calcext:value-type="string">
            <text:p>eafcbb30-60f1-4afa-b4b3-cacade3c3ba5/3840/3840/90/False/sizing_test.jpg</text:p>
          </table:table-cell>
          <table:table-cell office:value-type="float" office:value="14628" calcext:value-type="float">
            <text:p>14628</text:p>
          </table:table-cell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bugging</text:p>
          </table:table-cell>
          <table:table-cell/>
          <table:table-cell office:value-type="string" calcext:value-type="string">
            <text:p>Outputs:</text:p>
          </table:table-cell>
          <table:table-cell office:value-type="string" calcext:value-type="string">
            <text:p>eafcbb30-60f1-4afa-b4b3-cacade3c3ba5/3840/90/False/sizing-test.jpg</text:p>
          </table:table-cell>
          <table:table-cell office:value-type="float" office:value="307592" calcext:value-type="float">
            <text:p>3075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afcbb30-60f1-4afa-b4b3-cacade3c3ba5/42/90/False/sizing-test.jpg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4:59:47.688845578</dc:date>
    <meta:editing-duration>PT22M20S</meta:editing-duration>
    <meta:editing-cycles>3</meta:editing-cycles>
    <meta:generator>LibreOffice/5.4.0.3$Linux_X86_64 LibreOffice_project/7556cbc6811c9d992f4064ab9287069087d7f62c</meta:generator>
    <meta:document-statistic meta:table-count="1" meta:cell-count="19" meta:object-count="0"/>
  </office:meta>
</office:document-meta>
</file>